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61e7" officeooo:paragraph-rsid="000361e7"/>
    </style:style>
    <style:style style:name="P2" style:family="paragraph" style:parent-style-name="Standard">
      <style:text-properties officeooo:rsid="000361e7" officeooo:paragraph-rsid="00049fb6"/>
    </style:style>
    <style:style style:name="P3" style:family="paragraph" style:parent-style-name="Standard">
      <style:text-properties officeooo:rsid="00049fb6" officeooo:paragraph-rsid="00049fb6"/>
    </style:style>
    <style:style style:name="P4" style:family="paragraph" style:parent-style-name="Standard">
      <style:text-properties officeooo:rsid="00049fb6" officeooo:paragraph-rsid="00066269"/>
    </style:style>
    <style:style style:name="P5" style:family="paragraph" style:parent-style-name="Standard">
      <style:text-properties officeooo:rsid="00066269" officeooo:paragraph-rsid="00066269"/>
    </style:style>
    <style:style style:name="P6" style:family="paragraph" style:parent-style-name="Standard">
      <style:text-properties officeooo:rsid="00066269" officeooo:paragraph-rsid="00092241"/>
    </style:style>
    <style:style style:name="P7" style:family="paragraph" style:parent-style-name="Standard">
      <style:text-properties officeooo:rsid="00049fb6" officeooo:paragraph-rsid="00049fb6"/>
    </style:style>
    <style:style style:name="P8" style:family="paragraph" style:parent-style-name="Standard">
      <style:text-properties officeooo:rsid="00092241" officeooo:paragraph-rsid="00092241"/>
    </style:style>
    <style:style style:name="T1" style:family="text">
      <style:text-properties officeooo:rsid="00049fb6"/>
    </style:style>
    <style:style style:name="T2" style:family="text">
      <style:text-properties officeooo:rsid="00066269"/>
    </style:style>
    <style:style style:name="T3" style:family="text">
      <style:text-properties officeooo:rsid="0007235d"/>
    </style:style>
    <style:style style:name="T4" style:family="text">
      <style:text-properties officeooo:rsid="00092241"/>
    </style:style>
    <style:style style:name="T5" style:family="text">
      <style:text-properties officeooo:rsid="000ae570"/>
    </style:style>
    <style:style style:name="T6" style:family="text">
      <style:text-properties officeooo:rsid="000ec7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sor updates</text:p>
      <text:p text:style-name="P1">Gyro sensor → time interval &gt;= 1/200</text:p>
      <text:p text:style-name="P1">Accel sensor → time interval &gt;= 1/512 (default)</text:p>
      <text:p text:style-name="P1">Magnetic sensor → time interval &gt;= 1/100 (default)</text:p>
      <text:p text:style-name="P1">Barometric sensor → time interval &gt;= 1/50 (default)</text:p>
      <text:p text:style-name="P1">GPS sensor → time interval &gt;= 1/4(default)</text:p>
      <text:p text:style-name="P1">Sonar sensor → time interval &gt;= 1/10</text:p>
      <text:p text:style-name="P1"/>
      <text:p text:style-name="P1"/>
      <text:p text:style-name="P1"/>
      <text:p text:style-name="P2">////////////////////////////////////////////////////</text:p>
      <text:p text:style-name="P3">Tasks</text:p>
      <text:p text:style-name="P2"><text:s/><text:span text:style-name="T1">tid_t main_periodic_tid; ///&lt; id for main_periodic() timer</text:span></text:p>
      <text:p text:style-name="P3">tid_t modules_tid; <text:s text:c="6"/>///&lt; id for modules_periodic_task() timer</text:p>
      <text:p text:style-name="P3">tid_t failsafe_tid; <text:s text:c="5"/>///&lt; id for failsafe_check() timer</text:p>
      <text:p text:style-name="P3">tid_t radio_control_tid; ///&lt; id for radio_control_periodic_task() timer</text:p>
      <text:p text:style-name="P3">tid_t electrical_tid; <text:s text:c="3"/>///&lt; id for electrical_periodic() timer</text:p>
      <text:p text:style-name="P3">tid_t telemetry_tid; <text:s text:c="4"/>///&lt; id for telemetry_periodic() timer</text:p>
      <text:p text:style-name="P3"/>
      <text:p text:style-name="P3">// register the timers for the periodic functions</text:p>
      <text:p text:style-name="P3"><text:s text:c="2"/>main_periodic_tid = sys_time_register_timer((1. / PERIODIC_FREQUENCY), NULL);</text:p>
      <text:p text:style-name="P3"><text:s text:c="2"/>modules_tid = sys_time_register_timer(1. / <text:bookmark-start text:name="__DdeLink__2_1968388757"/>MODULES_FREQUENCY<text:bookmark-end text:name="__DdeLink__2_1968388757"/>, NULL);</text:p>
      <text:p text:style-name="P3"><text:s text:c="2"/>radio_control_tid = sys_time_register_timer((1. / 60.), NULL);</text:p>
      <text:p text:style-name="P3"><text:s text:c="2"/>failsafe_tid = sys_time_register_timer(0.05, NULL);</text:p>
      <text:p text:style-name="P3"><text:s text:c="2"/>electrical_tid = sys_time_register_timer(0.1, NULL);</text:p>
      <text:p text:style-name="P3"><text:s text:c="2"/>telemetry_tid = sys_time_register_timer((1. / <text:bookmark-start text:name="__DdeLink__4_1968388757"/>TELEMETRY_FREQUENCY<text:bookmark-end text:name="__DdeLink__4_1968388757"/>), NULL);</text:p>
      <text:p text:style-name="P3"/>
      <text:p text:style-name="P3">PERIODIC_FREQUENCY = 512</text:p>
      <text:p text:style-name="P3">MODULES_FREQUENCY = 512</text:p>
      <text:p text:style-name="P3">TELEMETRY_FREQUENCY = 512</text:p>
      <text:p text:style-name="P3">///////////////////////////////////////////////////////////////////////////////////////////////////////////////</text:p>
      <text:p text:style-name="P3"/>
      <text:p text:style-name="P5">handel_periodic_tasks</text:p>
      <text:p text:style-name="P5"><text:tab/>check main_periodic_tid</text:p>
      <text:p text:style-name="P5"><text:tab/><text:tab/>main_periodic every time</text:p>
      <text:p text:style-name="P5"><text:tab/><text:tab/><text:tab/><text:span text:style-name="T3">imu_periodic (if used)</text:span></text:p>
      <text:p text:style-name="P5"><text:tab/><text:tab/><text:tab/><text:span text:style-name="T3">InsPeriodic (if defined)</text:span></text:p>
      <text:p text:style-name="P5"><text:tab/><text:tab/>*<text:tab/><text:span text:style-name="T3">autopilot_periodic </text:span></text:p>
      <text:p text:style-name="P5"><text:tab/><text:tab/><text:tab/><text:tab/><text:span text:style-name="T4">compute dist to home every 32 iterations</text:span></text:p>
      <text:p text:style-name="P5"><text:tab/><text:tab/><text:tab/><text:tab/><text:span text:style-name="T4">nav_periodic_task or nave_home every 32 iterations</text:span></text:p>
      <text:p text:style-name="P5"><text:tab/><text:tab/><text:tab/><text:tab/><text:tab/><text:span text:style-name="T4">(dependent on mode)</text:span></text:p>
      <text:p text:style-name="P5"><text:tab/><text:tab/><text:tab/><text:span text:style-name="T5">set actuators</text:span><text:tab/><text:tab/><text:tab/></text:p>
      <text:p text:style-name="P6"><text:tab/><text:tab/><text:tab/><text:tab/></text:p>
      <text:p text:style-name="P8"><text:tab/><text:tab/>*<text:tab/>increment inflight counter </text:p>
      <text:p text:style-name="P8"><text:tab/><text:tab/><text:tab/><text:tab/>(don<text:span text:style-name="T6">e</text:span> every 60 iterations used in autopilot_periodic)</text:p>
      <text:p text:style-name="P6"><text:tab/><text:tab/><text:tab/><text:span text:style-name="T4">blink led every 10 iterations</text:span></text:p>
      <text:p text:style-name="P5"/>
      <text:p text:style-name="P5"><text:tab/><text:tab/><text:tab/></text:p>
      <text:p text:style-name="P5"/>
      <text:p text:style-name="P4"><text:soft-page-break/><text:tab/><text:span text:style-name="T2">check <text:s/></text:span>modules_tid</text:p>
      <text:p text:style-name="P3"><text:tab/><text:tab/>air_data_periodic every 51 iterations</text:p>
      <text:p text:style-name="P3"><text:tab/><text:tab/><text:tab/><text:span text:style-name="T2">(decrement health of barometer)</text:span></text:p>
      <text:p text:style-name="P3"><text:tab/><text:tab/>geo_mag_periodic every 512 iterations</text:p>
      <text:p text:style-name="P3"><text:tab/><text:tab/><text:tab/><text:span text:style-name="T2">(enables execution of geo_mag_event)</text:span></text:p>
      <text:p text:style-name="P3"/>
      <text:p text:style-name="P3"><text:tab/><text:span text:style-name="T2">check failsafe_tid</text:span></text:p>
      <text:p text:style-name="P3"><text:tab/><text:tab/><text:span text:style-name="T2">failsafe_check every time</text:span></text:p>
      <text:p text:style-name="P3"><text:tab/><text:tab/><text:tab/><text:span text:style-name="T2">(sets autopilot to safety/recovery modes)</text:span></text:p>
      <text:p text:style-name="P3"><text:tab/></text:p>
      <text:p text:style-name="P3"><text:tab/><text:span text:style-name="T2">check electrical_tid</text:span></text:p>
      <text:p text:style-name="P3"><text:tab/><text:tab/><text:span text:style-name="T2">electrical_periodic every time</text:span></text:p>
      <text:p text:style-name="P3"><text:tab/><text:tab/><text:tab/><text:span text:style-name="T2">(calculates power level and populates data structure)</text:span></text:p>
      <text:p text:style-name="P3"><text:tab/><text:span text:style-name="T2">check telemetry_tid</text:span></text:p>
      <text:p text:style-name="P3"><text:tab/><text:tab/><text:span text:style-name="T2">periodic_telemtry_send_Main</text:span></text:p>
      <text:p text:style-name="P3"><text:tab/><text:tab/><text:tab/><text:span text:style-name="T2">(sends telemetry for the state of the aircraft sensors,errors,status</text:span></text:p>
      <text:p text:style-name="P3"><text:tab/><text:tab/><text:tab/><text:span text:style-name="T3">all at different iteration numbers between 0 and 5683 iterations)</text:span></text:p>
      <text:p text:style-name="P3"><text:tab/><text:tab/><text:tab/></text:p>
      <text:p text:style-name="P3"><text:tab/></text:p>
      <text:p text:style-name="P3"/>
      <text:p text:style-name="P3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czer </meta:initial-creator>
    <meta:creation-date>2016-02-11T17:51:02.441143391</meta:creation-date>
    <dc:date>2016-02-15T13:24:23.126724385</dc:date>
    <dc:creator>adamczer </dc:creator>
    <meta:editing-duration>PT1H23M38S</meta:editing-duration>
    <meta:editing-cycles>4</meta:editing-cycles>
    <meta:generator>LibreOffice/4.4.3.2$Linux_X86_64 LibreOffice_project/40m0$Build-2</meta:generator>
    <meta:document-statistic meta:table-count="0" meta:image-count="0" meta:object-count="0" meta:page-count="2" meta:paragraph-count="60" meta:word-count="251" meta:character-count="2323" meta:non-whitespace-character-count="2006"/>
  </office:meta>
</office:document-meta>
</file>